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0" style:family="table-cell" style:parent-style-name="Default"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74pt solid #ff3333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 table:print-ranges="Tabelle1.B1:Tabelle1.K27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8"/>
        <table:table-column table:style-name="co1" table:default-cell-style-name="ce22"/>
        <table:table-column table:style-name="co1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6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21" office:value-type="string" calcext:value-type="string">
            <text:p>Data 0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Data 1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Type 0-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ype 16</text:p>
          </table:table-cell>
          <table:table-cell table:style-name="ce13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ata 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ype 17</text:p>
          </table:table-cell>
          <table:table-cell table:style-name="ce14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Data 17</text:p>
          </table:table-cell>
          <table:table-cell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ype 18</text:p>
          </table:table-cell>
          <table:table-cell table:style-name="ce15" office:value-type="string" calcext:value-type="string">
            <text:p>Data 18</text:p>
          </table:table-cell>
          <table:table-cell/>
          <table:table-cell table:style-name="ce19" office:value-type="float" office:value="19" calcext:value-type="float">
            <text:p>19</text:p>
          </table:table-cell>
          <table:table-cell table:style-name="ce15" office:value-type="string" calcext:value-type="string">
            <text:p>Data 1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ce20" office:value-type="string" calcext:value-type="string">
            <text:p>*Nicht die eigentliche Adresse im RAM, sondern der Offset im Speicherbereich des Thread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21:05:39.77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38:04.923000000</meta:creation-date>
    <dc:date>2017-02-20T21:06:00.153000000</dc:date>
    <meta:editing-duration>PT6H20M41S</meta:editing-duration>
    <meta:editing-cycles>9</meta:editing-cycles>
    <meta:generator>LibreOffice/5.1.6.2$Windows_x86 LibreOffice_project/07ac168c60a517dba0f0d7bc7540f5afa45f0909</meta:generator>
    <meta:document-statistic meta:table-count="1" meta:cell-count="107" meta:object-count="0"/>
  </office:meta>
</office:document-meta>
</file>